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75in" fo:margin-left="0in" table:align="left"/>
    </style:style>
    <style:style style:name="Table1.A" style:family="table-column">
      <style:table-column-properties style:column-width="1.1875in"/>
    </style:style>
    <style:style style:name="Table1.B" style:family="table-column">
      <style:table-column-properties style:column-width="3in"/>
    </style:style>
    <style:style style:name="Table1.C" style:family="table-column">
      <style:table-column-properties style:column-width="2.5625in"/>
    </style:style>
    <style:style style:name="Table1.1" style:family="table-row">
      <style:table-row-properties style:min-row-height="0.6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2" style:family="table-row">
      <style:table-row-properties style:min-row-height="3.9104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weight="bold" officeooo:rsid="0005eca1" officeooo:paragraph-rsid="0005eca1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05eca1" officeooo:paragraph-rsid="0005eca1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font-weight="bold" officeooo:rsid="0005eca1" officeooo:paragraph-rsid="0005eca1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font-weight="bold" officeooo:rsid="0005eca1" officeooo:paragraph-rsid="0007808a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start" style:justify-single-word="false"/>
      <style:text-properties officeooo:rsid="0005eca1" officeooo:paragraph-rsid="00072eb1"/>
    </style:style>
    <style:style style:name="P7" style:family="paragraph" style:parent-style-name="Table_20_Contents">
      <style:text-properties fo:font-weight="normal" officeooo:rsid="0007808a" officeooo:paragraph-rsid="00072eb1" style:font-weight-asian="normal" style:font-weight-complex="normal"/>
    </style:style>
    <style:style style:name="P8" style:family="paragraph" style:parent-style-name="Table_20_Contents" style:list-style-name="L8">
      <style:text-properties fo:font-weight="normal" officeooo:rsid="0007808a" officeooo:paragraph-rsid="00072eb1" style:font-weight-asian="normal" style:font-weight-complex="normal"/>
    </style:style>
    <style:style style:name="P9" style:family="paragraph" style:parent-style-name="Table_20_Contents" style:list-style-name="L6">
      <style:paragraph-properties fo:text-align="start" style:justify-single-word="false"/>
      <style:text-properties fo:font-weight="normal" officeooo:rsid="0005eca1" officeooo:paragraph-rsid="0005eca1" style:font-weight-asian="normal" style:font-weight-complex="normal"/>
    </style:style>
    <style:style style:name="P10" style:family="paragraph" style:parent-style-name="Table_20_Contents" style:list-style-name="L7">
      <style:paragraph-properties fo:text-align="start" style:justify-single-word="false"/>
      <style:text-properties fo:font-weight="normal" officeooo:rsid="00072eb1" officeooo:paragraph-rsid="0007808a" style:font-weight-asian="normal" style:font-weight-complex="normal"/>
    </style:style>
    <style:style style:name="P11" style:family="paragraph" style:parent-style-name="Table_20_Contents" style:list-style-name="L8">
      <style:paragraph-properties fo:text-align="start" style:justify-single-word="false"/>
      <style:text-properties fo:font-weight="normal" officeooo:rsid="00072eb1" officeooo:paragraph-rsid="0007808a" style:font-weight-asian="normal" style:font-weight-complex="normal"/>
    </style:style>
    <style:style style:name="P12" style:family="paragraph" style:parent-style-name="Table_20_Contents" style:list-style-name="L6">
      <style:paragraph-properties fo:text-align="start" style:justify-single-word="false"/>
      <style:text-properties fo:font-weight="normal" officeooo:rsid="0007aa25" officeooo:paragraph-rsid="0007aa25" style:font-weight-asian="normal" style:font-weight-complex="normal"/>
    </style:style>
    <style:style style:name="P13" style:family="paragraph" style:parent-style-name="Table_20_Contents" style:list-style-name="L8">
      <style:text-properties fo:font-weight="normal" officeooo:rsid="0008e65f" officeooo:paragraph-rsid="0008e65f" style:font-weight-asian="normal" style:font-weight-complex="normal"/>
    </style:style>
    <style:style style:name="P14" style:family="paragraph" style:parent-style-name="Table_20_Contents">
      <style:text-properties fo:font-weight="bold" style:font-weight-asian="bold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font-weight="bold" officeooo:rsid="0005eca1" officeooo:paragraph-rsid="0005eca1" style:font-weight-asian="bold" style:font-weight-complex="bold"/>
    </style:style>
    <style:style style:name="P16" style:family="paragraph" style:parent-style-name="Table_20_Contents" style:list-style-name="L6">
      <style:paragraph-properties fo:text-align="start" style:justify-single-word="false"/>
      <style:text-properties fo:font-weight="bold" officeooo:rsid="0005eca1" officeooo:paragraph-rsid="0005eca1" style:font-weight-asian="bold" style:font-weight-complex="bold"/>
    </style:style>
    <style:style style:name="P17" style:family="paragraph" style:parent-style-name="Table_20_Contents" style:list-style-name="L2">
      <style:paragraph-properties fo:text-align="start" style:justify-single-word="false"/>
      <style:text-properties fo:font-weight="bold" officeooo:rsid="00072eb1" officeooo:paragraph-rsid="0007808a" style:font-weight-asian="bold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font-weight="bold" officeooo:rsid="00072eb1" officeooo:paragraph-rsid="0007808a" style:font-weight-asian="bold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font-weight="bold" officeooo:rsid="000c40a9" officeooo:paragraph-rsid="000c40a9" style:font-weight-asian="bold" style:font-weight-complex="bold"/>
    </style:style>
    <style:style style:name="T1" style:family="text">
      <style:text-properties officeooo:rsid="0007808a"/>
    </style:style>
    <style:style style:name="T2" style:family="text">
      <style:text-properties officeooo:rsid="0007aa25"/>
    </style:style>
    <style:style style:name="T3" style:family="text">
      <style:text-properties officeooo:rsid="0008e65f"/>
    </style:style>
    <style:style style:name="T4" style:family="text">
      <style:text-properties officeooo:rsid="000a965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0075in" fo:text-indent="-0.25in" fo:margin-left="0.00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75in" fo:text-indent="-0.25in" fo:margin-left="0.25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075in" fo:text-indent="-0.25in" fo:margin-left="0.50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75in" fo:text-indent="-0.25in" fo:margin-left="0.75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075in" fo:text-indent="-0.25in" fo:margin-left="1.00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75in" fo:text-indent="-0.25in" fo:margin-left="1.25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075in" fo:text-indent="-0.25in" fo:margin-left="1.50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75in" fo:text-indent="-0.25in" fo:margin-left="1.75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75in" fo:text-indent="-0.25in" fo:margin-left="2.00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75in" fo:text-indent="-0.25in" fo:margin-left="2.25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/>
            <text:p text:style-name="P2">Name</text:p>
          </table:table-cell>
          <table:table-cell table:style-name="Table1.A1" office:value-type="string">
            <text:p text:style-name="P3"><text:span text:style-name="T4">20</text:span>-08-2015 </text:p>
            <text:p text:style-name="P4"><text:s text:c="2"/></text:p>
            <text:p text:style-name="P4">Yesterday <text:span text:style-name="T1">Timing ( 9:30 – 7:30)</text:span></text:p>
          </table:table-cell>
          <table:table-cell table:style-name="Table1.C1" office:value-type="string">
            <text:p text:style-name="P4"><text:span text:style-name="T1">21</text:span>-08-2015 <text:s text:c="5"/></text:p>
            <text:p text:style-name="P4"/>
            <text:p text:style-name="P4">Today</text:p>
          </table:table-cell>
        </table:table-row>
        <table:table-row table:style-name="Table1.2">
          <table:table-cell table:style-name="Table1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1">Amina Nisar</text:p>
          </table:table-cell>
          <table:table-cell table:style-name="Table1.A2" office:value-type="string">
            <text:p text:style-name="P5"/>
            <text:p text:style-name="P6"/>
            <text:p text:style-name="P3">OOP Assignment :</text:p>
            <text:list xml:id="list5820087341171059498" text:style-name="L6">
              <text:list-header>
                <text:p text:style-name="P16"/>
              </text:list-header>
              <text:list-item>
                <text:p text:style-name="P12">Revised Assignment</text:p>
              </text:list-item>
              <text:list-item>
                <text:p text:style-name="P12">remove errors </text:p>
                <text:p text:style-name="P9"/>
              </text:list-item>
            </text:list>
            <text:list xml:id="list2230642679411699070" text:style-name="L2">
              <text:list-header>
                <text:p text:style-name="P17">Code Acadmey:</text:p>
              </text:list-header>
            </text:list>
            <text:p text:style-name="P18"/>
            <text:list xml:id="list7509208100671567960" text:style-name="L7">
              <text:list-item>
                <text:p text:style-name="P10">javascipt (continue..)</text:p>
                <text:p text:style-name="P10"/>
              </text:list-item>
            </text:list>
            <text:p text:style-name="P18"><text:span text:style-name="T2">Course</text:span> Outline:</text:p>
            <text:list xml:id="list7125158821819837076" text:style-name="L8">
              <text:list-header>
                <text:p text:style-name="P11"/>
              </text:list-header>
              <text:list-item>
                <text:p text:style-name="P11">understand it.</text:p>
              </text:list-item>
              <text:list-item>
                <text:p text:style-name="P11">Install composer.</text:p>
              </text:list-item>
            </text:list>
            <text:p text:style-name="P18"/>
            <text:p text:style-name="P19">Practice <text:s/>Markdown.</text:p>
          </table:table-cell>
          <table:table-cell table:style-name="Table1.C2" office:value-type="string">
            <text:p text:style-name="Table_20_Contents"/>
            <text:p text:style-name="P14"><text:span text:style-name="T3">Course Outline: </text:span></text:p>
            <text:p text:style-name="P7"/>
            <text:list xml:id="list171713039609919" text:continue-numbering="true" text:style-name="L8">
              <text:list-item>
                <text:p text:style-name="P8">Understand composer</text:p>
              </text:list-item>
              <text:list-item>
                <text:p text:style-name="P8">install laravel.</text:p>
              </text:list-item>
              <text:list-item>
                <text:p text:style-name="P8"><text:span text:style-name="T3">U</text:span>nderstand laravel.</text:p>
              </text:list-item>
              <text:list-item>
                <text:p text:style-name="P13">PHP namespace</text:p>
              </text:list-item>
              <text:list-item>
                <text:p text:style-name="P13">MVC</text:p>
              </text:list-item>
              <text:list-item>
                <text:p text:style-name="P13">Structure of Laravel Application.</text:p>
              </text:list-item>
              <text:list-item>
                <text:p text:style-name="P13">Flow of MVC</text:p>
                <text:p text:style-name="P13"/>
              </text:list-item>
            </text:list>
            <text:p text:style-name="P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9T16:03:18.177926418</meta:creation-date>
    <dc:date>2015-08-21T17:17:12.667454924</dc:date>
    <meta:editing-duration>PT17M57S</meta:editing-duration>
    <meta:editing-cycles>8</meta:editing-cycles>
    <meta:generator>LibreOffice/4.2.8.2$Linux_X86_64 LibreOffice_project/420m0$Build-2</meta:generator>
    <meta:document-statistic meta:table-count="1" meta:image-count="0" meta:object-count="0" meta:page-count="1" meta:paragraph-count="29" meta:word-count="65" meta:character-count="375" meta:non-whitespace-character-count="337"/>
  </office:meta>
</office:document-meta>
</file>